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0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0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0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0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0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0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31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79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31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79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31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7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313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7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31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7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31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7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text-position="sub 58%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921cm" svg:y1="14.555cm" svg:x2="13.132cm" svg:y2="12.768cm">
              <text:p/>
            </draw:line>
            <draw:line draw:style-name="gr2" draw:text-style-name="P1" draw:layer="layout" svg:x1="8.317cm" svg:y1="15.841cm" svg:x2="13.528cm" svg:y2="14.054cm">
              <text:p/>
            </draw:line>
          </draw:g>
          <draw:line draw:style-name="gr3" draw:text-style-name="P1" draw:layer="layout" svg:x1="9.404cm" svg:y1="13.067cm" svg:x2="10.592cm" svg:y2="16.473cm">
            <text:p/>
          </draw:line>
          <draw:line draw:style-name="gr4" draw:text-style-name="P1" draw:layer="layout" svg:x1="8.776cm" svg:y1="12.455cm" svg:x2="13.258cm" svg:y2="15.322cm">
            <text:p/>
          </draw:line>
          <draw:line draw:style-name="gr5" draw:text-style-name="P1" draw:layer="layout" svg:x1="7.488cm" svg:y1="13.77cm" svg:x2="12.345cm" svg:y2="16.914cm">
            <text:p/>
          </draw:line>
          <draw:line draw:style-name="gr6" draw:text-style-name="P1" draw:layer="layout" svg:x1="12.675cm" svg:y1="13.928cm" svg:x2="10.769cm" svg:y2="16.915cm">
            <text:p/>
          </draw:line>
          <draw:frame draw:style-name="gr7" draw:text-style-name="P3" draw:layer="layout" svg:width="1.077cm" svg:height="0.729cm" svg:x="12.056cm" svg:y="12.412cm">
            <draw:text-box>
              <text:p text:style-name="P2"><text:span text:style-name="T1">d</text:span><text:span text:style-name="T2">1</text:span></text:p>
            </draw:text-box>
          </draw:frame>
          <draw:frame draw:style-name="gr8" draw:text-style-name="P3" draw:layer="layout" svg:width="1.038cm" svg:height="0.729cm" svg:x="9.21cm" svg:y="12.397cm">
            <draw:text-box>
              <text:p text:style-name="P2"><text:span text:style-name="T1">d</text:span><text:span text:style-name="T2">2</text:span></text:p>
            </draw:text-box>
          </draw:frame>
          <draw:frame draw:style-name="gr9" draw:text-style-name="P3" draw:layer="layout" svg:width="0.999cm" svg:height="0.729cm" svg:x="8.784cm" svg:y="13.25cm">
            <draw:text-box>
              <text:p text:style-name="P2"><text:span text:style-name="T1"><text:s/></text:span><text:span text:style-name="T1">d</text:span><text:span text:style-name="T2">3</text:span></text:p>
            </draw:text-box>
          </draw:frame>
          <draw:frame draw:style-name="gr10" draw:text-style-name="P3" draw:layer="layout" svg:width="1.052cm" svg:height="0.729cm" svg:x="7.488cm" svg:y="13.409cm">
            <draw:text-box>
              <text:p text:style-name="P2"><text:span text:style-name="T1">d</text:span><text:span text:style-name="T2">4</text:span></text:p>
            </draw:text-box>
          </draw:frame>
          <draw:frame draw:style-name="gr11" draw:text-style-name="P3" draw:layer="layout" svg:width="1.096cm" svg:height="0.729cm" svg:x="8.499cm" svg:y="15.7cm">
            <draw:text-box>
              <text:p text:style-name="P2"><text:span text:style-name="T1">d</text:span><text:span text:style-name="T2">5</text:span></text:p>
            </draw:text-box>
          </draw:frame>
          <draw:frame draw:style-name="gr12" draw:text-style-name="P3" draw:layer="layout" svg:width="1.019cm" svg:height="0.729cm" svg:x="10.769cm" svg:y="16.551cm">
            <draw:text-box>
              <text:p text:style-name="P2"><text:span text:style-name="T1">d</text:span><text:span text:style-name="T2">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6cm" draw:dots2="1" draw:dots2-length="0.006cm" draw:distance="0.006cm"/>
    <draw:stroke-dash draw:name="Dashed_20__28_var_29__20_312" draw:display-name="Dashed (var) 312" draw:style="rect" draw:dots1="1" draw:dots1-length="0.006cm" draw:dots2="1" draw:dots2-length="0.006cm" draw:distance="0.006cm"/>
    <draw:stroke-dash draw:name="Dashed_20__28_var_29__20_313" draw:display-name="Dashed (var) 313" draw:style="rect" draw:dots1="1" draw:dots1-length="0.006cm" draw:dots2="1" draw:dots2-length="0.006cm" draw:distance="0.006cm"/>
    <draw:stroke-dash draw:name="Dashed_20__28_var_29__20_314" draw:display-name="Dashed (var) 314" draw:style="rect" draw:dots1="1" draw:dots1-length="0.006cm" draw:dots2="1" draw:dots2-length="0.006cm" draw:distance="0.006cm"/>
    <draw:stroke-dash draw:name="Dashed_20__28_var_29__20_315" draw:display-name="Dashed (var) 31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8:37.409027276</meta:creation-date>
    <dc:date>2018-02-09T15:29:01.496795713</dc:date>
    <meta:editing-duration>PT24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